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4pt" officeooo:paragraph-rsid="001f3f5f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officeooo:paragraph-rsid="001f3f5f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37cm" fo:orphans="2" fo:widows="2" fo:text-indent="0cm" style:auto-text-indent="false"/>
      <style:text-properties officeooo:rsid="001e3db8" officeooo:paragraph-rsid="001e3db8"/>
    </style:style>
    <style:style style:name="T1" style:family="text">
      <style:text-properties fo:font-variant="normal" fo:text-transform="none" style:font-name="Helvetica Neue" fo:font-size="14pt" fo:letter-spacing="normal" fo:font-style="normal" fo:font-weight="normal"/>
    </style:style>
    <style:style style:name="T2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4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6" style:family="text">
      <style:text-properties fo:language="en" fo:country="US" officeooo:rsid="001f3f5f"/>
    </style:style>
    <style:style style:name="T7" style:family="text">
      <style:text-properties fo:language="ru" fo:country="RU" officeooo:rsid="001f3f5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draw:frame draw:style-name="fr1" draw:name="Врезка2" text:anchor-type="page" text:anchor-page-number="1" svg:x="0cm" svg:y="0cm" svg:width="0.423cm" draw:z-index="1">
        <draw:text-box fo:min-height="0.423cm">
          <text:p text:style-name="Text_20_body"/>
        </draw:text-box>
      </draw:frame>
      <draw:frame draw:style-name="fr1" draw:name="Врезка3" text:anchor-type="page" text:anchor-page-number="1" svg:x="0cm" svg:y="0cm" svg:width="0.423cm" draw:z-index="2">
        <draw:text-box fo:min-height="0.423cm">
          <text:p text:style-name="Text_20_body"/>
        </draw:text-box>
      </draw:frame>
      <draw:frame draw:style-name="fr1" draw:name="Врезка4" text:anchor-type="page" text:anchor-page-number="1" svg:x="0cm" svg:y="0cm" svg:width="0.423cm" draw:z-index="3">
        <draw:text-box fo:min-height="0.423cm">
          <text:p text:style-name="Text_20_body"/>
        </draw:text-box>
      </draw:frame>
      <text:p text:style-name="P3"><text:bookmark-start text:name="__DdeLink__331_806283609"/><text:s/><text:span text:style-name="T7">Заполнение сумм </text:span><text:span text:style-name="T6">z </text:span><text:span text:style-name="T7">отчета</text:span><text:bookmark-end text:name="__DdeLink__331_806283609"/></text:p>
      <text:p text:style-name="P2">Отчеты - расширенные отчеты - Отправка автоотчетов, вторая закладка, выбираем вчерашнюю дату и заполняете таблицу, в строке нужно внести сумму нал и сумму без нал по Z отчету, после чего нажать "Отправить в ЦБ". Данные нужны для быстрой сверки бухгалтерии. </text:p>
      <text:p text:style-name="P1">"Данные нужны для быстрой сверки бухгалтерии." - в этой фразе был смысл, что нужно делать каждый день, т.к. бухгалтерия сверяет каждый день.<text:line-break/>Отчеты - расширенные отчеты - отправка автоотчетов.<text:line-break/>1. Закладка "Отправка Z отчетов прошлых периодов"<text:line-break/>2. "Дата начала" и "дата конца" - указывать вчерашнюю дату<text:line-break/>3. Жать кнопку "Заполнить"<text:line-break/>4. в таблице в заполненных строчках указать сумму наличности в колонке "Сумма нал" и сумма безнала в колонке "Сумма без нал" по Z отчету, который указан в строке.<text:line-break/>5. Нажать кнопку "Отправить в ЦБ".<text:line-break/>Надеюсь ничего не упустил и всем будет понятно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3:40:47.554000000</meta:creation-date>
    <dc:date>2018-10-11T13:43:34.904000000</dc:date>
    <meta:editing-duration>PT2M47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" meta:word-count="136" meta:character-count="857" meta:non-whitespace-character-count="721"/>
  </office:meta>
</office:document-meta>
</file>